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f79448" fo:border="0.06pt solid #000000"/>
      <style:text-properties style:text-position=""/>
    </style:style>
    <style:style style:name="ce3" style:family="table-cell" style:parent-style-name="Default">
      <style:table-cell-properties fo:background-color="#add58a" fo:border="0.06pt solid #000000"/>
      <style:text-properties style:text-position="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5e8ac7"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c2e0ae" fo:border="0.06pt solid #000000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79448" fo:border="0.06pt solid #000000"/>
    </style:style>
    <style:style style:name="ce12" style:family="table-cell" style:parent-style-name="Default">
      <style:table-cell-properties fo:background-color="#add58a" fo:border="0.06pt solid #000000"/>
    </style:style>
    <style:style style:name="ce1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5e8ac7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2e0ae" fo:border="0.06pt solid #000000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4" office:value-type="string" calcext:value-type="string" table:number-columns-spanned="6" table:number-rows-spanned="1">
            <text:p>Q4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8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16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32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64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128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256</text:p>
          </table:table-cell>
          <table:covered-table-cell table:style-name="ce7"/>
          <table:covered-table-cell table:number-columns-repeated="4"/>
          <table:table-cell table:number-columns-repeated="97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 table:number-columns-repeated="975"/>
        </table:table-row>
        <table:table-row table:style-name="ro1"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2.114685" calcext:value-type="float">
            <text:p>2.114685</text:p>
          </table:table-cell>
          <table:table-cell table:style-name="ce9" office:value-type="float" office:value="2.070716" calcext:value-type="float">
            <text:p>2.070716</text:p>
          </table:table-cell>
          <table:table-cell table:number-columns-repeated="5"/>
          <table:table-cell table:style-name="ce9" office:value-type="float" office:value="4.417274" calcext:value-type="float">
            <text:p>4.417274</text:p>
          </table:table-cell>
          <table:table-cell table:style-name="ce9" office:value-type="float" office:value="4.314716" calcext:value-type="float">
            <text:p>4.314716</text:p>
          </table:table-cell>
          <table:table-cell table:number-columns-repeated="3"/>
          <table:table-cell table:style-name="Default" table:number-columns-repeated="2"/>
          <table:table-cell table:style-name="ce9" office:value-type="float" office:value="18.653668" calcext:value-type="float">
            <text:p>18.653668</text:p>
          </table:table-cell>
          <table:table-cell table:style-name="Default" office:value-type="float" office:value="12.632971" calcext:value-type="float">
            <text:p>12.632971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85.088938" calcext:value-type="float">
            <text:p>85.088938</text:p>
          </table:table-cell>
          <table:table-cell table:style-name="ce9" office:value-type="float" office:value="51.922574" calcext:value-type="float">
            <text:p>51.922574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305.172923" calcext:value-type="float">
            <text:p>305.172923</text:p>
          </table:table-cell>
          <table:table-cell table:style-name="Default" office:value-type="float" office:value="170.375543" calcext:value-type="float">
            <text:p>170.375543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1164.652627" calcext:value-type="float">
            <text:p>1164.652627</text:p>
          </table:table-cell>
          <table:table-cell table:style-name="ce9" office:value-type="float" office:value="904.450621" calcext:value-type="float">
            <text:p>904.450621</text:p>
          </table:table-cell>
          <table:table-cell table:number-columns-repeated="4"/>
          <table:table-cell table:style-name="Default"/>
          <table:table-cell table:style-name="ce9" office:value-type="float" office:value="5096.474796" calcext:value-type="float">
            <text:p>5096.474796</text:p>
          </table:table-cell>
          <table:table-cell table:style-name="ce9" office:value-type="float" office:value="4192.084914" calcext:value-type="float">
            <text:p>4192.084914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2.022269" calcext:value-type="float">
            <text:p>2.022269</text:p>
          </table:table-cell>
          <table:table-cell table:style-name="Default" office:value-type="float" office:value="2.015581" calcext:value-type="float">
            <text:p>2.015581</text:p>
          </table:table-cell>
          <table:table-cell table:number-columns-repeated="5"/>
          <table:table-cell table:style-name="Default" office:value-type="float" office:value="4.556474" calcext:value-type="float">
            <text:p>4.556474</text:p>
          </table:table-cell>
          <table:table-cell table:style-name="Default" office:value-type="float" office:value="4.352251" calcext:value-type="float">
            <text:p>4.352251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9.502307" calcext:value-type="float">
            <text:p>19.502307</text:p>
          </table:table-cell>
          <table:table-cell table:style-name="Default" office:value-type="float" office:value="12.335211" calcext:value-type="float">
            <text:p>12.33521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83.546605" calcext:value-type="float">
            <text:p>83.546605</text:p>
          </table:table-cell>
          <table:table-cell table:style-name="Default" office:value-type="float" office:value="53.370064" calcext:value-type="float">
            <text:p>53.37006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302.864051" calcext:value-type="float">
            <text:p>302.864051</text:p>
          </table:table-cell>
          <table:table-cell table:style-name="Default" office:value-type="float" office:value="168.730407" calcext:value-type="float">
            <text:p>168.730407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1165.087677" calcext:value-type="float">
            <text:p>1165.087677</text:p>
          </table:table-cell>
          <table:table-cell table:style-name="Default" office:value-type="float" office:value="902.975208" calcext:value-type="float">
            <text:p>902.97520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043.235104" calcext:value-type="float">
            <text:p>5043.235104</text:p>
          </table:table-cell>
          <table:table-cell table:style-name="Default" office:value-type="float" office:value="4194.386413" calcext:value-type="float">
            <text:p>4194.386413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2.122589" calcext:value-type="float">
            <text:p>2.122589</text:p>
          </table:table-cell>
          <table:table-cell table:style-name="Default" office:value-type="float" office:value="2.113213" calcext:value-type="float">
            <text:p>2.113213</text:p>
          </table:table-cell>
          <table:table-cell table:number-columns-repeated="5"/>
          <table:table-cell table:style-name="Default" office:value-type="float" office:value="4.262522" calcext:value-type="float">
            <text:p>4.262522</text:p>
          </table:table-cell>
          <table:table-cell table:style-name="Default" office:value-type="float" office:value="4.32214" calcext:value-type="float">
            <text:p>4.32214</text:p>
          </table:table-cell>
          <table:table-cell/>
          <table:table-cell table:style-name="Default" table:number-columns-repeated="4"/>
          <table:table-cell table:style-name="Default" office:value-type="float" office:value="20.230881" calcext:value-type="float">
            <text:p>20.230881</text:p>
          </table:table-cell>
          <table:table-cell table:style-name="Default" office:value-type="float" office:value="12.620939" calcext:value-type="float">
            <text:p>12.62093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83.500429" calcext:value-type="float">
            <text:p>83.500429</text:p>
          </table:table-cell>
          <table:table-cell table:style-name="Default" office:value-type="float" office:value="69.926708" calcext:value-type="float">
            <text:p>69.92670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302.55903" calcext:value-type="float">
            <text:p>302.55903</text:p>
          </table:table-cell>
          <table:table-cell table:style-name="Default" office:value-type="float" office:value="169.998394" calcext:value-type="float">
            <text:p>169.99839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1175.705121" calcext:value-type="float">
            <text:p>1175.705121</text:p>
          </table:table-cell>
          <table:table-cell table:style-name="Default" office:value-type="float" office:value="902.969547" calcext:value-type="float">
            <text:p>902.96954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054.970378" calcext:value-type="float">
            <text:p>5054.970378</text:p>
          </table:table-cell>
          <table:table-cell table:style-name="Default" office:value-type="float" office:value="4182.656701" calcext:value-type="float">
            <text:p>4182.656701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2.017725" calcext:value-type="float">
            <text:p>2.017725</text:p>
          </table:table-cell>
          <table:table-cell table:style-name="Default" office:value-type="float" office:value="2.016124" calcext:value-type="float">
            <text:p>2.016124</text:p>
          </table:table-cell>
          <table:table-cell table:number-columns-repeated="5"/>
          <table:table-cell table:style-name="Default" office:value-type="float" office:value="4.369945" calcext:value-type="float">
            <text:p>4.369945</text:p>
          </table:table-cell>
          <table:table-cell table:style-name="Default" office:value-type="float" office:value="4.326939" calcext:value-type="float">
            <text:p>4.326939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8.562819" calcext:value-type="float">
            <text:p>18.562819</text:p>
          </table:table-cell>
          <table:table-cell table:style-name="Default" office:value-type="float" office:value="12.797675" calcext:value-type="float">
            <text:p>12.79767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83.459598" calcext:value-type="float">
            <text:p>83.459598</text:p>
          </table:table-cell>
          <table:table-cell table:style-name="Default" office:value-type="float" office:value="52.112558" calcext:value-type="float">
            <text:p>52.11255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304.173098" calcext:value-type="float">
            <text:p>304.173098</text:p>
          </table:table-cell>
          <table:table-cell table:style-name="Default" office:value-type="float" office:value="170.270234" calcext:value-type="float">
            <text:p>170.270234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1168.34166" calcext:value-type="float">
            <text:p>1168.34166</text:p>
          </table:table-cell>
          <table:table-cell table:style-name="Default" office:value-type="float" office:value="903.74366" calcext:value-type="float">
            <text:p>903.7436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081.095397" calcext:value-type="float">
            <text:p>5081.095397</text:p>
          </table:table-cell>
          <table:table-cell table:style-name="Default" office:value-type="float" office:value="4189.116616" calcext:value-type="float">
            <text:p>4189.116616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2.351548" calcext:value-type="float">
            <text:p>2.351548</text:p>
          </table:table-cell>
          <table:table-cell table:style-name="Default" office:value-type="float" office:value="2.042044" calcext:value-type="float">
            <text:p>2.042044</text:p>
          </table:table-cell>
          <table:table-cell table:number-columns-repeated="5"/>
          <table:table-cell table:style-name="Default" office:value-type="float" office:value="4.424954" calcext:value-type="float">
            <text:p>4.424954</text:p>
          </table:table-cell>
          <table:table-cell table:style-name="Default" office:value-type="float" office:value="4.323387" calcext:value-type="float">
            <text:p>4.323387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9.663746" calcext:value-type="float">
            <text:p>19.663746</text:p>
          </table:table-cell>
          <table:table-cell table:style-name="Default" office:value-type="float" office:value="12.614443" calcext:value-type="float">
            <text:p>12.61444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83.867532" calcext:value-type="float">
            <text:p>83.867532</text:p>
          </table:table-cell>
          <table:table-cell table:style-name="Default" office:value-type="float" office:value="53.703313" calcext:value-type="float">
            <text:p>53.70331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303.846094" calcext:value-type="float">
            <text:p>303.846094</text:p>
          </table:table-cell>
          <table:table-cell table:style-name="Default" office:value-type="float" office:value="171.589069" calcext:value-type="float">
            <text:p>171.589069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1168.23665" calcext:value-type="float">
            <text:p>1168.23665</text:p>
          </table:table-cell>
          <table:table-cell table:style-name="Default" office:value-type="float" office:value="903.011155" calcext:value-type="float">
            <text:p>903.011155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5576.980427" calcext:value-type="float">
            <text:p>5576.980427</text:p>
          </table:table-cell>
          <table:table-cell table:style-name="Default" office:value-type="float" office:value="4179.727342" calcext:value-type="float">
            <text:p>4179.727342</text:p>
          </table:table-cell>
          <table:table-cell table:number-columns-repeated="2"/>
          <table:table-cell table:style-name="Default" table:number-columns-repeated="2"/>
          <table:table-cell table:number-columns-repeated="975"/>
        </table:table-row>
        <table:table-row table:style-name="ro1">
          <table:table-cell/>
          <table:table-cell table:style-name="Default" office:value-type="float" office:value="2.121373" calcext:value-type="float">
            <text:p>2.121373</text:p>
          </table:table-cell>
          <table:table-cell table:style-name="Default" office:value-type="float" office:value="2.04038" calcext:value-type="float">
            <text:p>2.04038</text:p>
          </table:table-cell>
          <table:table-cell table:number-columns-repeated="5"/>
          <table:table-cell table:style-name="Default" office:value-type="float" office:value="4.48121" calcext:value-type="float">
            <text:p>4.48121</text:p>
          </table:table-cell>
          <table:table-cell table:style-name="Default" office:value-type="float" office:value="4.320187" calcext:value-type="float">
            <text:p>4.320187</text:p>
          </table:table-cell>
          <table:table-cell/>
          <table:table-cell table:style-name="Default" table:number-columns-repeated="4"/>
          <table:table-cell table:style-name="Default" office:value-type="float" office:value="18.517604" calcext:value-type="float">
            <text:p>18.517604</text:p>
          </table:table-cell>
          <table:table-cell table:style-name="Default" office:value-type="float" office:value="12.657707" calcext:value-type="float">
            <text:p>12.657707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84.698955" calcext:value-type="float">
            <text:p>84.698955</text:p>
          </table:table-cell>
          <table:table-cell table:style-name="Default" office:value-type="float" office:value="66.090187" calcext:value-type="float">
            <text:p>66.090187</text:p>
          </table:table-cell>
          <table:table-cell table:number-columns-repeated="5"/>
          <table:table-cell table:style-name="Default" office:value-type="float" office:value="303.527153" calcext:value-type="float">
            <text:p>303.527153</text:p>
          </table:table-cell>
          <table:table-cell table:style-name="Default" office:value-type="float" office:value="165.359564" calcext:value-type="float">
            <text:p>165.359564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1165.81031" calcext:value-type="float">
            <text:p>1165.81031</text:p>
          </table:table-cell>
          <table:table-cell table:style-name="Default" office:value-type="float" office:value="902.955383" calcext:value-type="float">
            <text:p>902.955383</text:p>
          </table:table-cell>
          <table:table-cell table:number-columns-repeated="4"/>
          <table:table-cell table:style-name="Default"/>
          <table:table-cell table:style-name="Default" office:value-type="float" office:value="5158.116753" calcext:value-type="float">
            <text:p>5158.116753</text:p>
          </table:table-cell>
          <table:table-cell table:style-name="Default" office:value-type="float" office:value="4171.242289" calcext:value-type="float">
            <text:p>4171.242289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2.014717" calcext:value-type="float">
            <text:p>2.014717</text:p>
          </table:table-cell>
          <table:table-cell table:style-name="Default" office:value-type="float" office:value="2.020348" calcext:value-type="float">
            <text:p>2.020348</text:p>
          </table:table-cell>
          <table:table-cell table:number-columns-repeated="5"/>
          <table:table-cell table:style-name="Default" office:value-type="float" office:value="5.018552" calcext:value-type="float">
            <text:p>5.018552</text:p>
          </table:table-cell>
          <table:table-cell table:style-name="Default" office:value-type="float" office:value="4.354491" calcext:value-type="float">
            <text:p>4.354491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8.60394" calcext:value-type="float">
            <text:p>18.60394</text:p>
          </table:table-cell>
          <table:table-cell table:style-name="Default" office:value-type="float" office:value="12.952683" calcext:value-type="float">
            <text:p>12.952683</text:p>
          </table:table-cell>
          <table:table-cell table:number-columns-repeated="5"/>
          <table:table-cell table:style-name="Default" office:value-type="float" office:value="84.496748" calcext:value-type="float">
            <text:p>84.496748</text:p>
          </table:table-cell>
          <table:table-cell table:style-name="Default" office:value-type="float" office:value="53.659568" calcext:value-type="float">
            <text:p>53.659568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302.439358" calcext:value-type="float">
            <text:p>302.439358</text:p>
          </table:table-cell>
          <table:table-cell table:style-name="Default" office:value-type="float" office:value="163.357089" calcext:value-type="float">
            <text:p>163.357089</text:p>
          </table:table-cell>
          <table:table-cell table:number-columns-repeated="5"/>
          <table:table-cell table:style-name="Default" office:value-type="float" office:value="1171.460491" calcext:value-type="float">
            <text:p>1171.460491</text:p>
          </table:table-cell>
          <table:table-cell table:style-name="Default" office:value-type="float" office:value="902.934459" calcext:value-type="float">
            <text:p>902.934459</text:p>
          </table:table-cell>
          <table:table-cell table:number-columns-repeated="4"/>
          <table:table-cell table:style-name="Default"/>
          <table:table-cell table:style-name="Default" office:value-type="float" office:value="5034.844926" calcext:value-type="float">
            <text:p>5034.844926</text:p>
          </table:table-cell>
          <table:table-cell table:style-name="Default" office:value-type="float" office:value="4141.208516" calcext:value-type="float">
            <text:p>4141.208516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2.076797" calcext:value-type="float">
            <text:p>2.076797</text:p>
          </table:table-cell>
          <table:table-cell table:style-name="Default" office:value-type="float" office:value="2.026717" calcext:value-type="float">
            <text:p>2.026717</text:p>
          </table:table-cell>
          <table:table-cell table:number-columns-repeated="5"/>
          <table:table-cell table:style-name="Default" office:value-type="float" office:value="4.33033" calcext:value-type="float">
            <text:p>4.33033</text:p>
          </table:table-cell>
          <table:table-cell table:style-name="Default" office:value-type="float" office:value="4.367067" calcext:value-type="float">
            <text:p>4.367067</text:p>
          </table:table-cell>
          <table:table-cell/>
          <table:table-cell table:style-name="Default" table:number-columns-repeated="4"/>
          <table:table-cell table:style-name="Default" office:value-type="float" office:value="18.875172" calcext:value-type="float">
            <text:p>18.875172</text:p>
          </table:table-cell>
          <table:table-cell table:style-name="Default" office:value-type="float" office:value="12.563115" calcext:value-type="float">
            <text:p>12.56311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84.799211" calcext:value-type="float">
            <text:p>84.799211</text:p>
          </table:table-cell>
          <table:table-cell table:style-name="Default" office:value-type="float" office:value="52.146605" calcext:value-type="float">
            <text:p>52.14660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302.332128" calcext:value-type="float">
            <text:p>302.332128</text:p>
          </table:table-cell>
          <table:table-cell table:style-name="Default" office:value-type="float" office:value="163.662048" calcext:value-type="float">
            <text:p>163.66204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1171.079321" calcext:value-type="float">
            <text:p>1171.079321</text:p>
          </table:table-cell>
          <table:table-cell table:style-name="Default" office:value-type="float" office:value="903.153405" calcext:value-type="float">
            <text:p>903.15340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060.208028" calcext:value-type="float">
            <text:p>5060.208028</text:p>
          </table:table-cell>
          <table:table-cell table:style-name="Default" office:value-type="float" office:value="4107.866661" calcext:value-type="float">
            <text:p>4107.866661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985373" calcext:value-type="float">
            <text:p>1.985373</text:p>
          </table:table-cell>
          <table:table-cell table:style-name="Default" office:value-type="float" office:value="2.024252" calcext:value-type="float">
            <text:p>2.024252</text:p>
          </table:table-cell>
          <table:table-cell table:number-columns-repeated="5"/>
          <table:table-cell table:style-name="Default" office:value-type="float" office:value="4.466361" calcext:value-type="float">
            <text:p>4.466361</text:p>
          </table:table-cell>
          <table:table-cell table:style-name="Default" office:value-type="float" office:value="4.416156" calcext:value-type="float">
            <text:p>4.41615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8.6945" calcext:value-type="float">
            <text:p>18.6945</text:p>
          </table:table-cell>
          <table:table-cell table:style-name="Default" office:value-type="float" office:value="12.331884" calcext:value-type="float">
            <text:p>12.33188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82.83211" calcext:value-type="float">
            <text:p>82.83211</text:p>
          </table:table-cell>
          <table:table-cell table:style-name="Default" office:value-type="float" office:value="65.865738" calcext:value-type="float">
            <text:p>65.86573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305.05745" calcext:value-type="float">
            <text:p>305.05745</text:p>
          </table:table-cell>
          <table:table-cell table:style-name="Default" office:value-type="float" office:value="162.911656" calcext:value-type="float">
            <text:p>162.9116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1168.378742" calcext:value-type="float">
            <text:p>1168.378742</text:p>
          </table:table-cell>
          <table:table-cell table:style-name="Default" office:value-type="float" office:value="905.59535" calcext:value-type="float">
            <text:p>905.5953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271.296346" calcext:value-type="float">
            <text:p>5271.296346</text:p>
          </table:table-cell>
          <table:table-cell table:style-name="Default" office:value-type="float" office:value="4132.118921" calcext:value-type="float">
            <text:p>4132.118921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2.143325" calcext:value-type="float">
            <text:p>2.143325</text:p>
          </table:table-cell>
          <table:table-cell table:style-name="Default" office:value-type="float" office:value="2.02406" calcext:value-type="float">
            <text:p>2.02406</text:p>
          </table:table-cell>
          <table:table-cell table:number-columns-repeated="5"/>
          <table:table-cell table:style-name="Default" office:value-type="float" office:value="4.652761" calcext:value-type="float">
            <text:p>4.652761</text:p>
          </table:table-cell>
          <table:table-cell table:style-name="Default" office:value-type="float" office:value="4.387227" calcext:value-type="float">
            <text:p>4.387227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9.980226" calcext:value-type="float">
            <text:p>19.980226</text:p>
          </table:table-cell>
          <table:table-cell table:style-name="Default" office:value-type="float" office:value="12.720043" calcext:value-type="float">
            <text:p>12.720043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83.311086" calcext:value-type="float">
            <text:p>83.311086</text:p>
          </table:table-cell>
          <table:table-cell table:style-name="Default" office:value-type="float" office:value="54.036913" calcext:value-type="float">
            <text:p>54.036913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303.24121" calcext:value-type="float">
            <text:p>303.24121</text:p>
          </table:table-cell>
          <table:table-cell table:style-name="Default" office:value-type="float" office:value="162.928647" calcext:value-type="float">
            <text:p>162.928647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1165.54354" calcext:value-type="float">
            <text:p>1165.54354</text:p>
          </table:table-cell>
          <table:table-cell table:style-name="Default" office:value-type="float" office:value="902.903238" calcext:value-type="float">
            <text:p>902.903238</text:p>
          </table:table-cell>
          <table:table-cell table:number-columns-repeated="4"/>
          <table:table-cell table:style-name="Default"/>
          <table:table-cell table:style-name="Default" office:value-type="float" office:value="5621.092267" calcext:value-type="float">
            <text:p>5621.092267</text:p>
          </table:table-cell>
          <table:table-cell table:style-name="Default" office:value-type="float" office:value="4156.925867" calcext:value-type="float">
            <text:p>4156.925867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table:style-name="Default" office:value-type="float" office:value="2.048957" calcext:value-type="float">
            <text:p>2.048957</text:p>
          </table:table-cell>
          <table:table-cell table:style-name="Default" office:value-type="float" office:value="2.052701" calcext:value-type="float">
            <text:p>2.052701</text:p>
          </table:table-cell>
          <table:table-cell table:number-columns-repeated="5"/>
          <table:table-cell table:style-name="Default" office:value-type="float" office:value="4.698713" calcext:value-type="float">
            <text:p>4.698713</text:p>
          </table:table-cell>
          <table:table-cell table:style-name="Default" office:value-type="float" office:value="4.344251" calcext:value-type="float">
            <text:p>4.344251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9.112002" calcext:value-type="float">
            <text:p>19.112002</text:p>
          </table:table-cell>
          <table:table-cell table:style-name="Default" office:value-type="float" office:value="12.404779" calcext:value-type="float">
            <text:p>12.404779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83.656461" calcext:value-type="float">
            <text:p>83.656461</text:p>
          </table:table-cell>
          <table:table-cell table:style-name="Default" office:value-type="float" office:value="55.233812" calcext:value-type="float">
            <text:p>55.23381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303.954101" calcext:value-type="float">
            <text:p>303.954101</text:p>
          </table:table-cell>
          <table:table-cell table:style-name="Default" office:value-type="float" office:value="162.787336" calcext:value-type="float">
            <text:p>162.787336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1164.985827" calcext:value-type="float">
            <text:p>1164.985827</text:p>
          </table:table-cell>
          <table:table-cell table:style-name="Default" office:value-type="float" office:value="902.87665" calcext:value-type="float">
            <text:p>902.8766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056.87435" calcext:value-type="float">
            <text:p>5056.87435</text:p>
          </table:table-cell>
          <table:table-cell table:style-name="Default" office:value-type="float" office:value="4155.654929" calcext:value-type="float">
            <text:p>4155.654929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2.012413" calcext:value-type="float">
            <text:p>2.012413</text:p>
          </table:table-cell>
          <table:table-cell table:style-name="Default" office:value-type="float" office:value="2.04326" calcext:value-type="float">
            <text:p>2.04326</text:p>
          </table:table-cell>
          <table:table-cell table:number-columns-repeated="5"/>
          <table:table-cell table:style-name="Default" office:value-type="float" office:value="4.898904" calcext:value-type="float">
            <text:p>4.898904</text:p>
          </table:table-cell>
          <table:table-cell table:style-name="Default" office:value-type="float" office:value="4.413595" calcext:value-type="float">
            <text:p>4.413595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8.928291" calcext:value-type="float">
            <text:p>18.928291</text:p>
          </table:table-cell>
          <table:table-cell table:style-name="Default" office:value-type="float" office:value="12.723082" calcext:value-type="float">
            <text:p>12.7230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82.97051" calcext:value-type="float">
            <text:p>82.97051</text:p>
          </table:table-cell>
          <table:table-cell table:style-name="Default" office:value-type="float" office:value="52.013005" calcext:value-type="float">
            <text:p>52.01300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301.542382" calcext:value-type="float">
            <text:p>301.542382</text:p>
          </table:table-cell>
          <table:table-cell table:style-name="Default" office:value-type="float" office:value="162.999977" calcext:value-type="float">
            <text:p>162.99997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1170.577737" calcext:value-type="float">
            <text:p>1170.577737</text:p>
          </table:table-cell>
          <table:table-cell table:style-name="Default" office:value-type="float" office:value="902.81531" calcext:value-type="float">
            <text:p>902.8153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272.018528" calcext:value-type="float">
            <text:p>5272.018528</text:p>
          </table:table-cell>
          <table:table-cell table:style-name="Default" office:value-type="float" office:value="4162.286328" calcext:value-type="float">
            <text:p>4162.286328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2.142045" calcext:value-type="float">
            <text:p>2.142045</text:p>
          </table:table-cell>
          <table:table-cell table:style-name="Default" office:value-type="float" office:value="2.059164" calcext:value-type="float">
            <text:p>2.059164</text:p>
          </table:table-cell>
          <table:table-cell table:number-columns-repeated="5"/>
          <table:table-cell table:style-name="Default" office:value-type="float" office:value="4.973016" calcext:value-type="float">
            <text:p>4.973016</text:p>
          </table:table-cell>
          <table:table-cell table:style-name="Default" office:value-type="float" office:value="4.454171" calcext:value-type="float">
            <text:p>4.454171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9.170851" calcext:value-type="float">
            <text:p>19.170851</text:p>
          </table:table-cell>
          <table:table-cell table:style-name="Default" office:value-type="float" office:value="12.342859" calcext:value-type="float">
            <text:p>12.342859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84.729035" calcext:value-type="float">
            <text:p>84.729035</text:p>
          </table:table-cell>
          <table:table-cell table:style-name="Default" office:value-type="float" office:value="67.786382" calcext:value-type="float">
            <text:p>67.786382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301.77486" calcext:value-type="float">
            <text:p>301.77486</text:p>
          </table:table-cell>
          <table:table-cell table:style-name="Default" office:value-type="float" office:value="164.283355" calcext:value-type="float">
            <text:p>164.283355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1168.531522" calcext:value-type="float">
            <text:p>1168.531522</text:p>
          </table:table-cell>
          <table:table-cell table:style-name="Default" office:value-type="float" office:value="902.913649" calcext:value-type="float">
            <text:p>902.913649</text:p>
          </table:table-cell>
          <table:table-cell table:number-columns-repeated="4"/>
          <table:table-cell table:style-name="Default"/>
          <table:table-cell table:style-name="Default" office:value-type="float" office:value="5134.314775" calcext:value-type="float">
            <text:p>5134.314775</text:p>
          </table:table-cell>
          <table:table-cell table:style-name="Default" office:value-type="float" office:value="4154.078263" calcext:value-type="float">
            <text:p>4154.078263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2.131901" calcext:value-type="float">
            <text:p>2.131901</text:p>
          </table:table-cell>
          <table:table-cell table:style-name="Default" office:value-type="float" office:value="2.061052" calcext:value-type="float">
            <text:p>2.061052</text:p>
          </table:table-cell>
          <table:table-cell table:number-columns-repeated="5"/>
          <table:table-cell table:style-name="Default" office:value-type="float" office:value="4.234874" calcext:value-type="float">
            <text:p>4.234874</text:p>
          </table:table-cell>
          <table:table-cell table:style-name="Default" office:value-type="float" office:value="4.344379" calcext:value-type="float">
            <text:p>4.344379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20.64144" calcext:value-type="float">
            <text:p>20.64144</text:p>
          </table:table-cell>
          <table:table-cell table:style-name="Default" office:value-type="float" office:value="12.676394" calcext:value-type="float">
            <text:p>12.676394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84.651948" calcext:value-type="float">
            <text:p>84.651948</text:p>
          </table:table-cell>
          <table:table-cell table:style-name="Default" office:value-type="float" office:value="52.969807" calcext:value-type="float">
            <text:p>52.96980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304.006875" calcext:value-type="float">
            <text:p>304.006875</text:p>
          </table:table-cell>
          <table:table-cell table:style-name="Default" office:value-type="float" office:value="164.120958" calcext:value-type="float">
            <text:p>164.12095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1165.948254" calcext:value-type="float">
            <text:p>1165.948254</text:p>
          </table:table-cell>
          <table:table-cell table:style-name="Default" office:value-type="float" office:value="903.010452" calcext:value-type="float">
            <text:p>903.01045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float" office:value="5334.953463" calcext:value-type="float">
            <text:p>5334.953463</text:p>
          </table:table-cell>
          <table:table-cell table:style-name="Default" office:value-type="float" office:value="4162.092185" calcext:value-type="float">
            <text:p>4162.092185</text:p>
          </table:table-cell>
          <table:table-cell/>
          <table:table-cell table:style-name="Default" table:number-columns-repeated="2"/>
          <table:table-cell table:number-columns-repeated="976"/>
        </table:table-row>
        <table:table-row table:style-name="ro1">
          <table:table-cell/>
          <table:table-cell table:style-name="Default" office:value-type="float" office:value="2.052125" calcext:value-type="float">
            <text:p>2.052125</text:p>
          </table:table-cell>
          <table:table-cell table:style-name="Default" office:value-type="float" office:value="2.048349" calcext:value-type="float">
            <text:p>2.048349</text:p>
          </table:table-cell>
          <table:table-cell table:number-columns-repeated="5"/>
          <table:table-cell table:style-name="Default" office:value-type="float" office:value="4.487609" calcext:value-type="float">
            <text:p>4.487609</text:p>
          </table:table-cell>
          <table:table-cell table:style-name="Default" office:value-type="float" office:value="4.350587" calcext:value-type="float">
            <text:p>4.35058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8.791075" calcext:value-type="float">
            <text:p>18.791075</text:p>
          </table:table-cell>
          <table:table-cell table:style-name="Default" office:value-type="float" office:value="12.326636" calcext:value-type="float">
            <text:p>12.32663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84.260396" calcext:value-type="float">
            <text:p>84.260396</text:p>
          </table:table-cell>
          <table:table-cell table:style-name="Default" office:value-type="float" office:value="51.973933" calcext:value-type="float">
            <text:p>51.97393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304.281785" calcext:value-type="float">
            <text:p>304.281785</text:p>
          </table:table-cell>
          <table:table-cell table:style-name="Default" office:value-type="float" office:value="162.900585" calcext:value-type="float">
            <text:p>162.90058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1171.614565" calcext:value-type="float">
            <text:p>1171.614565</text:p>
          </table:table-cell>
          <table:table-cell table:style-name="Default" office:value-type="float" office:value="903.012919" calcext:value-type="float">
            <text:p>903.0129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069.926711" calcext:value-type="float">
            <text:p>5069.926711</text:p>
          </table:table-cell>
          <table:table-cell table:style-name="Default" office:value-type="float" office:value="4132.420487" calcext:value-type="float">
            <text:p>4132.420487</text:p>
          </table:table-cell>
          <table:table-cell table:number-columns-repeated="2"/>
          <table:table-cell table:style-name="Default" table:number-columns-repeated="2"/>
          <table:table-cell table:number-columns-repeated="975"/>
        </table:table-row>
        <table:table-row table:style-name="ro1">
          <table:table-cell/>
          <table:table-cell table:style-name="Default" office:value-type="float" office:value="2.029597" calcext:value-type="float">
            <text:p>2.029597</text:p>
          </table:table-cell>
          <table:table-cell table:style-name="Default" office:value-type="float" office:value="2.021084" calcext:value-type="float">
            <text:p>2.021084</text:p>
          </table:table-cell>
          <table:table-cell table:number-columns-repeated="5"/>
          <table:table-cell table:style-name="Default" office:value-type="float" office:value="5.000856" calcext:value-type="float">
            <text:p>5.000856</text:p>
          </table:table-cell>
          <table:table-cell table:style-name="Default" office:value-type="float" office:value="4.367739" calcext:value-type="float">
            <text:p>4.367739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9.760482" calcext:value-type="float">
            <text:p>19.760482</text:p>
          </table:table-cell>
          <table:table-cell table:style-name="Default" office:value-type="float" office:value="12.720683" calcext:value-type="float">
            <text:p>12.72068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82.917582" calcext:value-type="float">
            <text:p>82.917582</text:p>
          </table:table-cell>
          <table:table-cell table:style-name="Default" office:value-type="float" office:value="66.713356" calcext:value-type="float">
            <text:p>66.713356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303.395906" calcext:value-type="float">
            <text:p>303.395906</text:p>
          </table:table-cell>
          <table:table-cell table:style-name="Default" office:value-type="float" office:value="166.675014" calcext:value-type="float">
            <text:p>166.675014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1172.275916" calcext:value-type="float">
            <text:p>1172.275916</text:p>
          </table:table-cell>
          <table:table-cell table:style-name="Default" office:value-type="float" office:value="903.527001" calcext:value-type="float">
            <text:p>903.52700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137.733649" calcext:value-type="float">
            <text:p>5137.733649</text:p>
          </table:table-cell>
          <table:table-cell table:style-name="Default" office:value-type="float" office:value="4162.770581" calcext:value-type="float">
            <text:p>4162.770581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2.109117" calcext:value-type="float">
            <text:p>2.109117</text:p>
          </table:table-cell>
          <table:table-cell table:style-name="Default" office:value-type="float" office:value="2.056892" calcext:value-type="float">
            <text:p>2.056892</text:p>
          </table:table-cell>
          <table:table-cell table:number-columns-repeated="5"/>
          <table:table-cell table:style-name="Default" office:value-type="float" office:value="4.147578" calcext:value-type="float">
            <text:p>4.147578</text:p>
          </table:table-cell>
          <table:table-cell table:style-name="Default" office:value-type="float" office:value="4.348987" calcext:value-type="float">
            <text:p>4.348987</text:p>
          </table:table-cell>
          <table:table-cell/>
          <table:table-cell table:style-name="Default" table:number-columns-repeated="4"/>
          <table:table-cell table:style-name="Default" office:value-type="float" office:value="18.491876" calcext:value-type="float">
            <text:p>18.491876</text:p>
          </table:table-cell>
          <table:table-cell table:style-name="Default" office:value-type="float" office:value="12.326219" calcext:value-type="float">
            <text:p>12.326219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83.241389" calcext:value-type="float">
            <text:p>83.241389</text:p>
          </table:table-cell>
          <table:table-cell table:style-name="Default" office:value-type="float" office:value="53.025967" calcext:value-type="float">
            <text:p>53.025967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302.797162" calcext:value-type="float">
            <text:p>302.797162</text:p>
          </table:table-cell>
          <table:table-cell table:style-name="Default" office:value-type="float" office:value="167.793627" calcext:value-type="float">
            <text:p>167.793627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1166.195486" calcext:value-type="float">
            <text:p>1166.195486</text:p>
          </table:table-cell>
          <table:table-cell table:style-name="Default" office:value-type="float" office:value="903.635452" calcext:value-type="float">
            <text:p>903.635452</text:p>
          </table:table-cell>
          <table:table-cell table:number-columns-repeated="5"/>
          <table:table-cell table:style-name="Default" office:value-type="float" office:value="5217.521511" calcext:value-type="float">
            <text:p>5217.521511</text:p>
          </table:table-cell>
          <table:table-cell table:style-name="Default" office:value-type="float" office:value="4175.304453" calcext:value-type="float">
            <text:p>4175.304453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2.052445" calcext:value-type="float">
            <text:p>2.052445</text:p>
          </table:table-cell>
          <table:table-cell table:style-name="Default" office:value-type="float" office:value="2.059868" calcext:value-type="float">
            <text:p>2.059868</text:p>
          </table:table-cell>
          <table:table-cell table:number-columns-repeated="5"/>
          <table:table-cell table:style-name="Default" office:value-type="float" office:value="4.401369" calcext:value-type="float">
            <text:p>4.401369</text:p>
          </table:table-cell>
          <table:table-cell table:style-name="Default" office:value-type="float" office:value="4.340987" calcext:value-type="float">
            <text:p>4.340987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9.099235" calcext:value-type="float">
            <text:p>19.099235</text:p>
          </table:table-cell>
          <table:table-cell table:style-name="Default" office:value-type="float" office:value="12.633483" calcext:value-type="float">
            <text:p>12.633483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83.123662" calcext:value-type="float">
            <text:p>83.123662</text:p>
          </table:table-cell>
          <table:table-cell table:style-name="Default" office:value-type="float" office:value="53.268079" calcext:value-type="float">
            <text:p>53.268079</text:p>
          </table:table-cell>
          <table:table-cell table:number-columns-repeated="5"/>
          <table:table-cell table:style-name="Default" office:value-type="float" office:value="303.195847" calcext:value-type="float">
            <text:p>303.195847</text:p>
          </table:table-cell>
          <table:table-cell table:style-name="Default" office:value-type="float" office:value="163.138857" calcext:value-type="float">
            <text:p>163.138857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1168.205404" calcext:value-type="float">
            <text:p>1168.205404</text:p>
          </table:table-cell>
          <table:table-cell table:style-name="Default" office:value-type="float" office:value="903.225058" calcext:value-type="float">
            <text:p>903.225058</text:p>
          </table:table-cell>
          <table:table-cell table:number-columns-repeated="5"/>
          <table:table-cell table:style-name="Default" office:value-type="float" office:value="5056.387364" calcext:value-type="float">
            <text:p>5056.387364</text:p>
          </table:table-cell>
          <table:table-cell table:style-name="Default" office:value-type="float" office:value="4167.522434" calcext:value-type="float">
            <text:p>4167.522434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2.068797" calcext:value-type="float">
            <text:p>2.068797</text:p>
          </table:table-cell>
          <table:table-cell table:style-name="Default" office:value-type="float" office:value="2.059228" calcext:value-type="float">
            <text:p>2.059228</text:p>
          </table:table-cell>
          <table:table-cell table:number-columns-repeated="5"/>
          <table:table-cell table:style-name="Default" office:value-type="float" office:value="5.051961" calcext:value-type="float">
            <text:p>5.051961</text:p>
          </table:table-cell>
          <table:table-cell table:style-name="Default" office:value-type="float" office:value="4.426427" calcext:value-type="float">
            <text:p>4.4264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9.504451" calcext:value-type="float">
            <text:p>19.504451</text:p>
          </table:table-cell>
          <table:table-cell table:style-name="Default" office:value-type="float" office:value="12.362347" calcext:value-type="float">
            <text:p>12.36234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83.080366" calcext:value-type="float">
            <text:p>83.080366</text:p>
          </table:table-cell>
          <table:table-cell table:style-name="Default" office:value-type="float" office:value="67.955119" calcext:value-type="float">
            <text:p>67.9551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304.897114" calcext:value-type="float">
            <text:p>304.897114</text:p>
          </table:table-cell>
          <table:table-cell table:style-name="Default" office:value-type="float" office:value="163.26788" calcext:value-type="float">
            <text:p>163.2678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1164.878397" calcext:value-type="float">
            <text:p>1164.878397</text:p>
          </table:table-cell>
          <table:table-cell table:style-name="Default" office:value-type="float" office:value="903.109606" calcext:value-type="float">
            <text:p>903.10960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5075.188853" calcext:value-type="float">
            <text:p>5075.188853</text:p>
          </table:table-cell>
          <table:table-cell table:style-name="Default" office:value-type="float" office:value="4174.558597" calcext:value-type="float">
            <text:p>4174.558597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2.140349" calcext:value-type="float">
            <text:p>2.140349</text:p>
          </table:table-cell>
          <table:table-cell table:style-name="Default" office:value-type="float" office:value="2.027452" calcext:value-type="float">
            <text:p>2.027452</text:p>
          </table:table-cell>
          <table:table-cell table:number-columns-repeated="5"/>
          <table:table-cell table:style-name="Default" office:value-type="float" office:value="4.36281" calcext:value-type="float">
            <text:p>4.36281</text:p>
          </table:table-cell>
          <table:table-cell table:style-name="Default" office:value-type="float" office:value="4.411419" calcext:value-type="float">
            <text:p>4.411419</text:p>
          </table:table-cell>
          <table:table-cell table:number-columns-repeated="4"/>
          <table:table-cell table:style-name="Default"/>
          <table:table-cell table:style-name="Default" office:value-type="float" office:value="18.662404" calcext:value-type="float">
            <text:p>18.662404</text:p>
          </table:table-cell>
          <table:table-cell table:style-name="Default" office:value-type="float" office:value="12.871499" calcext:value-type="float">
            <text:p>12.871499</text:p>
          </table:table-cell>
          <table:table-cell table:number-columns-repeated="5"/>
          <table:table-cell table:style-name="Default" office:value-type="float" office:value="84.547595" calcext:value-type="float">
            <text:p>84.547595</text:p>
          </table:table-cell>
          <table:table-cell table:style-name="Default" office:value-type="float" office:value="52.037325" calcext:value-type="float">
            <text:p>52.037325</text:p>
          </table:table-cell>
          <table:table-cell table:number-columns-repeated="5"/>
          <table:table-cell table:style-name="Default" office:value-type="float" office:value="304.402559" calcext:value-type="float">
            <text:p>304.402559</text:p>
          </table:table-cell>
          <table:table-cell table:style-name="Default" office:value-type="float" office:value="162.232405" calcext:value-type="float">
            <text:p>162.232405</text:p>
          </table:table-cell>
          <table:table-cell table:number-columns-repeated="5"/>
          <table:table-cell table:style-name="Default" office:value-type="float" office:value="1164.096973" calcext:value-type="float">
            <text:p>1164.096973</text:p>
          </table:table-cell>
          <table:table-cell table:style-name="Default" office:value-type="float" office:value="902.897866" calcext:value-type="float">
            <text:p>902.897866</text:p>
          </table:table-cell>
          <table:table-cell table:number-columns-repeated="4"/>
          <table:table-cell table:style-name="Default"/>
          <table:table-cell table:style-name="Default" office:value-type="float" office:value="5071.671532" calcext:value-type="float">
            <text:p>5071.671532</text:p>
          </table:table-cell>
          <table:table-cell table:style-name="Default" office:value-type="float" office:value="4167.146015" calcext:value-type="float">
            <text:p>4167.146015</text:p>
          </table:table-cell>
          <table:table-cell table:number-columns-repeated="97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975"/>
        </table:table-row>
        <table:table-row table:style-name="ro1">
          <table:table-cell table:style-name="ce2" office:value-type="string" calcext:value-type="string">
            <text:p>Mean (ms)</text:p>
          </table:table-cell>
          <table:table-cell table:style-name="ce2" table:formula="of:=AVERAGE([.B4:.B23])" office:value-type="float" office:value="2.08790735" calcext:value-type="float">
            <text:p>2.08790735</text:p>
          </table:table-cell>
          <table:table-cell table:style-name="ce2" table:formula="of:=AVERAGE([.C4:.C23])" office:value-type="float" office:value="2.04412425" calcext:value-type="float">
            <text:p>2.04412425</text:p>
          </table:table-cell>
          <table:table-cell table:style-name="ce2" table:formula="of:=AVERAGE([.D4:.D23])" office:value-type="string" office:string-value="" calcext:value-type="error">
            <text:p>#DIV/0!</text:p>
          </table:table-cell>
          <table:table-cell table:style-name="ce2" table:formula="of:=AVERAGE([.E4:.E23])" office:value-type="string" office:string-value="" calcext:value-type="error">
            <text:p>#DIV/0!</text:p>
          </table:table-cell>
          <table:table-cell table:style-name="ce2" table:formula="of:=AVERAGE([.F4:.F23])" office:value-type="string" office:string-value="" calcext:value-type="error">
            <text:p>#DIV/0!</text:p>
          </table:table-cell>
          <table:table-cell table:style-name="ce2" table:formula="of:=AVERAGE([.G4:.G23])" office:value-type="string" office:string-value="" calcext:value-type="error">
            <text:p>#DIV/0!</text:p>
          </table:table-cell>
          <table:table-cell/>
          <table:table-cell table:style-name="ce2" table:formula="of:=AVERAGE([.I4:.I23])" office:value-type="float" office:value="4.56190365" calcext:value-type="float">
            <text:p>4.56190365</text:p>
          </table:table-cell>
          <table:table-cell table:style-name="ce2" table:formula="of:=AVERAGE([.J4:.J23])" office:value-type="float" office:value="4.36435515" calcext:value-type="float">
            <text:p>4.36435515</text:p>
          </table:table-cell>
          <table:table-cell table:style-name="ce2" table:formula="of:=AVERAGE([.K4:.K23])" office:value-type="string" office:string-value="" calcext:value-type="error">
            <text:p>#DIV/0!</text:p>
          </table:table-cell>
          <table:table-cell table:style-name="ce2" table:formula="of:=AVERAGE([.L4:.L23])" office:value-type="string" office:string-value="" calcext:value-type="error">
            <text:p>#DIV/0!</text:p>
          </table:table-cell>
          <table:table-cell table:style-name="ce2" table:formula="of:=AVERAGE([.M4:.M23])" office:value-type="string" office:string-value="" calcext:value-type="error">
            <text:p>#DIV/0!</text:p>
          </table:table-cell>
          <table:table-cell table:style-name="ce2" table:formula="of:=AVERAGE([.N4:.N23])" office:value-type="string" office:string-value="" calcext:value-type="error">
            <text:p>#DIV/0!</text:p>
          </table:table-cell>
          <table:table-cell/>
          <table:table-cell table:style-name="ce2" table:formula="of:=AVERAGE([.P4:.P23])" office:value-type="float" office:value="19.1723485" calcext:value-type="float">
            <text:p>19.1723485</text:p>
          </table:table-cell>
          <table:table-cell table:style-name="ce2" table:formula="of:=AVERAGE([.Q4:.Q23])" office:value-type="float" office:value="12.5807326" calcext:value-type="float">
            <text:p>12.5807326</text:p>
          </table:table-cell>
          <table:table-cell table:style-name="ce2" table:formula="of:=AVERAGE([.R4:.R23])" office:value-type="string" office:string-value="" calcext:value-type="error">
            <text:p>#DIV/0!</text:p>
          </table:table-cell>
          <table:table-cell table:style-name="ce2" table:formula="of:=AVERAGE([.S4:.S23])" office:value-type="string" office:string-value="" calcext:value-type="error">
            <text:p>#DIV/0!</text:p>
          </table:table-cell>
          <table:table-cell table:style-name="ce2" table:formula="of:=AVERAGE([.T4:.T23])" office:value-type="string" office:string-value="" calcext:value-type="error">
            <text:p>#DIV/0!</text:p>
          </table:table-cell>
          <table:table-cell table:style-name="ce2" table:formula="of:=AVERAGE([.U4:.U23])" office:value-type="string" office:string-value="" calcext:value-type="error">
            <text:p>#DIV/0!</text:p>
          </table:table-cell>
          <table:table-cell/>
          <table:table-cell table:style-name="ce2" table:formula="of:=AVERAGE([.W4:.W23])" office:value-type="float" office:value="83.8390078" calcext:value-type="float">
            <text:p>83.8390078</text:p>
          </table:table-cell>
          <table:table-cell table:style-name="ce2" table:formula="of:=AVERAGE([.X4:.X23])" office:value-type="float" office:value="57.29055065" calcext:value-type="float">
            <text:p>57.29055065</text:p>
          </table:table-cell>
          <table:table-cell table:style-name="ce2" table:formula="of:=AVERAGE([.Y4:.Y23])" office:value-type="string" office:string-value="" calcext:value-type="error">
            <text:p>#DIV/0!</text:p>
          </table:table-cell>
          <table:table-cell table:style-name="ce2" table:formula="of:=AVERAGE([.Z4:.Z23])" office:value-type="string" office:string-value="" calcext:value-type="error">
            <text:p>#DIV/0!</text:p>
          </table:table-cell>
          <table:table-cell table:style-name="ce2" table:formula="of:=AVERAGE([.AA4:.AA23])" office:value-type="string" office:string-value="" calcext:value-type="error">
            <text:p>#DIV/0!</text:p>
          </table:table-cell>
          <table:table-cell table:style-name="ce2" table:formula="of:=AVERAGE([.AB4:.AB23])" office:value-type="string" office:string-value="" calcext:value-type="error">
            <text:p>#DIV/0!</text:p>
          </table:table-cell>
          <table:table-cell/>
          <table:table-cell table:style-name="ce2" table:formula="of:=AVERAGE([.AD4:.AD23])" office:value-type="float" office:value="303.4730543" calcext:value-type="float">
            <text:p>303.4730543</text:p>
          </table:table-cell>
          <table:table-cell table:style-name="ce2" table:formula="of:=AVERAGE([.AE4:.AE23])" office:value-type="float" office:value="165.46913225" calcext:value-type="float">
            <text:p>165.46913225</text:p>
          </table:table-cell>
          <table:table-cell table:style-name="ce2" table:formula="of:=AVERAGE([.AF4:.AF23])" office:value-type="string" office:string-value="" calcext:value-type="error">
            <text:p>#DIV/0!</text:p>
          </table:table-cell>
          <table:table-cell table:style-name="ce2" table:formula="of:=AVERAGE([.AG4:.AG23])" office:value-type="string" office:string-value="" calcext:value-type="error">
            <text:p>#DIV/0!</text:p>
          </table:table-cell>
          <table:table-cell table:style-name="ce2" table:formula="of:=AVERAGE([.AH4:.AH23])" office:value-type="string" office:string-value="" calcext:value-type="error">
            <text:p>#DIV/0!</text:p>
          </table:table-cell>
          <table:table-cell table:style-name="ce2" table:formula="of:=AVERAGE([.AI4:.AI23])" office:value-type="string" office:string-value="" calcext:value-type="error">
            <text:p>#DIV/0!</text:p>
          </table:table-cell>
          <table:table-cell/>
          <table:table-cell table:style-name="ce2" table:formula="of:=AVERAGE([.AK4:.AK23])" office:value-type="float" office:value="1168.080311" calcext:value-type="float">
            <text:p>1168.080311</text:p>
          </table:table-cell>
          <table:table-cell table:style-name="ce2" table:formula="of:=AVERAGE([.AL4:.AL23])" office:value-type="float" office:value="903.28579945" calcext:value-type="float">
            <text:p>903.28579945</text:p>
          </table:table-cell>
          <table:table-cell table:style-name="ce2" table:formula="of:=AVERAGE([.AM4:.AM23])" office:value-type="string" office:string-value="" calcext:value-type="error">
            <text:p>#DIV/0!</text:p>
          </table:table-cell>
          <table:table-cell table:style-name="ce2" table:formula="of:=AVERAGE([.AN4:.AN23])" office:value-type="string" office:string-value="" calcext:value-type="error">
            <text:p>#DIV/0!</text:p>
          </table:table-cell>
          <table:table-cell table:style-name="ce2" table:formula="of:=AVERAGE([.AO4:.AO23])" office:value-type="string" office:string-value="" calcext:value-type="error">
            <text:p>#DIV/0!</text:p>
          </table:table-cell>
          <table:table-cell table:style-name="ce2" table:formula="of:=AVERAGE([.AP4:.AP23])" office:value-type="string" office:string-value="" calcext:value-type="error">
            <text:p>#DIV/0!</text:p>
          </table:table-cell>
          <table:table-cell/>
          <table:table-cell table:style-name="ce2" table:formula="of:=AVERAGE([.AR4:.AR23])" office:value-type="float" office:value="5171.2452579" calcext:value-type="float">
            <text:p>5171.2452579</text:p>
          </table:table-cell>
          <table:table-cell table:style-name="ce2" table:formula="of:=AVERAGE([.AS4:.AS23])" office:value-type="float" office:value="4163.0584256" calcext:value-type="float">
            <text:p>4163.0584256</text:p>
          </table:table-cell>
          <table:table-cell table:style-name="ce2" table:formula="of:=AVERAGE([.AT4:.AT23])" office:value-type="string" office:string-value="" calcext:value-type="error">
            <text:p>#DIV/0!</text:p>
          </table:table-cell>
          <table:table-cell table:style-name="ce2" table:formula="of:=AVERAGE([.AU4:.AU23])" office:value-type="string" office:string-value="" calcext:value-type="error">
            <text:p>#DIV/0!</text:p>
          </table:table-cell>
          <table:table-cell table:style-name="ce2" table:formula="of:=AVERAGE([.AV4:.AV23])" office:value-type="string" office:string-value="" calcext:value-type="error">
            <text:p>#DIV/0!</text:p>
          </table:table-cell>
          <table:table-cell table:style-name="ce2" table:formula="of:=AVERAGE([.AW4:.AW23])" office:value-type="string" office:string-value="" calcext:value-type="error">
            <text:p>#DIV/0!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2" table:formula="of:=STDEV([.B4:.B23])" office:value-type="float" office:value="0.0802728632584708" calcext:value-type="float">
            <text:p>0.0802728633</text:p>
          </table:table-cell>
          <table:table-cell table:style-name="ce2" table:formula="of:=STDEV([.C4:.C23])" office:value-type="float" office:value="0.0238592116909415" calcext:value-type="float">
            <text:p>0.0238592117</text:p>
          </table:table-cell>
          <table:table-cell table:style-name="ce2" table:formula="of:=STDEV([.D4:.D23])" office:value-type="string" office:string-value="" calcext:value-type="error">
            <text:p>#DIV/0!</text:p>
          </table:table-cell>
          <table:table-cell table:style-name="ce2" table:formula="of:=STDEV([.E4:.E23])" office:value-type="string" office:string-value="" calcext:value-type="error">
            <text:p>#DIV/0!</text:p>
          </table:table-cell>
          <table:table-cell table:style-name="ce2" table:formula="of:=STDEV([.F4:.F23])" office:value-type="string" office:string-value="" calcext:value-type="error">
            <text:p>#DIV/0!</text:p>
          </table:table-cell>
          <table:table-cell table:style-name="ce2" table:formula="of:=STDEV([.G4:.G23])" office:value-type="string" office:string-value="" calcext:value-type="error">
            <text:p>#DIV/0!</text:p>
          </table:table-cell>
          <table:table-cell/>
          <table:table-cell table:style-name="ce2" table:formula="of:=STDEV([.I4:.I23])" office:value-type="float" office:value="0.284318869179303" calcext:value-type="float">
            <text:p>0.2843188692</text:p>
          </table:table-cell>
          <table:table-cell table:style-name="ce2" table:formula="of:=STDEV([.J4:.J23])" office:value-type="float" office:value="0.0404441260757226" calcext:value-type="float">
            <text:p>0.0404441261</text:p>
          </table:table-cell>
          <table:table-cell table:style-name="ce2" table:formula="of:=STDEV([.K4:.K23])" office:value-type="string" office:string-value="" calcext:value-type="error">
            <text:p>#DIV/0!</text:p>
          </table:table-cell>
          <table:table-cell table:style-name="ce2" table:formula="of:=STDEV([.L4:.L23])" office:value-type="string" office:string-value="" calcext:value-type="error">
            <text:p>#DIV/0!</text:p>
          </table:table-cell>
          <table:table-cell table:style-name="ce2" table:formula="of:=STDEV([.M4:.M23])" office:value-type="string" office:string-value="" calcext:value-type="error">
            <text:p>#DIV/0!</text:p>
          </table:table-cell>
          <table:table-cell table:style-name="ce2" table:formula="of:=STDEV([.N4:.N23])" office:value-type="string" office:string-value="" calcext:value-type="error">
            <text:p>#DIV/0!</text:p>
          </table:table-cell>
          <table:table-cell/>
          <table:table-cell table:style-name="ce2" table:formula="of:=STDEV([.P4:.P23])" office:value-type="float" office:value="0.623399877901943" calcext:value-type="float">
            <text:p>0.6233998779</text:p>
          </table:table-cell>
          <table:table-cell table:style-name="ce2" table:formula="of:=STDEV([.Q4:.Q23])" office:value-type="float" office:value="0.197304003493514" calcext:value-type="float">
            <text:p>0.1973040035</text:p>
          </table:table-cell>
          <table:table-cell table:style-name="ce2" table:formula="of:=STDEV([.R4:.R23])" office:value-type="string" office:string-value="" calcext:value-type="error">
            <text:p>#DIV/0!</text:p>
          </table:table-cell>
          <table:table-cell table:style-name="ce2" table:formula="of:=STDEV([.S4:.S23])" office:value-type="string" office:string-value="" calcext:value-type="error">
            <text:p>#DIV/0!</text:p>
          </table:table-cell>
          <table:table-cell table:style-name="ce2" table:formula="of:=STDEV([.T4:.T23])" office:value-type="string" office:string-value="" calcext:value-type="error">
            <text:p>#DIV/0!</text:p>
          </table:table-cell>
          <table:table-cell table:style-name="ce2" table:formula="of:=STDEV([.U4:.U23])" office:value-type="string" office:string-value="" calcext:value-type="error">
            <text:p>#DIV/0!</text:p>
          </table:table-cell>
          <table:table-cell/>
          <table:table-cell table:style-name="ce2" table:formula="of:=STDEV([.W4:.W23])" office:value-type="float" office:value="0.743661588093288" calcext:value-type="float">
            <text:p>0.7436615881</text:p>
          </table:table-cell>
          <table:table-cell table:style-name="ce2" table:formula="of:=STDEV([.X4:.X23])" office:value-type="float" office:value="6.87635746628515" calcext:value-type="float">
            <text:p>6.8763574663</text:p>
          </table:table-cell>
          <table:table-cell table:style-name="ce2" table:formula="of:=STDEV([.Y4:.Y23])" office:value-type="string" office:string-value="" calcext:value-type="error">
            <text:p>#DIV/0!</text:p>
          </table:table-cell>
          <table:table-cell table:style-name="ce2" table:formula="of:=STDEV([.Z4:.Z23])" office:value-type="string" office:string-value="" calcext:value-type="error">
            <text:p>#DIV/0!</text:p>
          </table:table-cell>
          <table:table-cell table:style-name="ce2" table:formula="of:=STDEV([.AA4:.AA23])" office:value-type="string" office:string-value="" calcext:value-type="error">
            <text:p>#DIV/0!</text:p>
          </table:table-cell>
          <table:table-cell table:style-name="ce2" table:formula="of:=STDEV([.AB4:.AB23])" office:value-type="string" office:string-value="" calcext:value-type="error">
            <text:p>#DIV/0!</text:p>
          </table:table-cell>
          <table:table-cell/>
          <table:table-cell table:style-name="ce2" table:formula="of:=STDEV([.AD4:.AD23])" office:value-type="float" office:value="1.04819780854666" calcext:value-type="float">
            <text:p>1.0481978085</text:p>
          </table:table-cell>
          <table:table-cell table:style-name="ce2" table:formula="of:=STDEV([.AE4:.AE23])" office:value-type="float" office:value="3.13871906588419" calcext:value-type="float">
            <text:p>3.1387190659</text:p>
          </table:table-cell>
          <table:table-cell table:style-name="ce2" table:formula="of:=STDEV([.AF4:.AF23])" office:value-type="string" office:string-value="" calcext:value-type="error">
            <text:p>#DIV/0!</text:p>
          </table:table-cell>
          <table:table-cell table:style-name="ce2" table:formula="of:=STDEV([.AG4:.AG23])" office:value-type="string" office:string-value="" calcext:value-type="error">
            <text:p>#DIV/0!</text:p>
          </table:table-cell>
          <table:table-cell table:style-name="ce2" table:formula="of:=STDEV([.AH4:.AH23])" office:value-type="string" office:string-value="" calcext:value-type="error">
            <text:p>#DIV/0!</text:p>
          </table:table-cell>
          <table:table-cell table:style-name="ce2" table:formula="of:=STDEV([.AI4:.AI23])" office:value-type="string" office:string-value="" calcext:value-type="error">
            <text:p>#DIV/0!</text:p>
          </table:table-cell>
          <table:table-cell/>
          <table:table-cell table:style-name="ce2" table:formula="of:=STDEV([.AK4:.AK23])" office:value-type="float" office:value="3.17370716694047" calcext:value-type="float">
            <text:p>3.1737071669</text:p>
          </table:table-cell>
          <table:table-cell table:style-name="ce2" table:formula="of:=STDEV([.AL4:.AL23])" office:value-type="float" office:value="0.67325129512644" calcext:value-type="float">
            <text:p>0.6732512951</text:p>
          </table:table-cell>
          <table:table-cell table:style-name="ce2" table:formula="of:=STDEV([.AM4:.AM23])" office:value-type="string" office:string-value="" calcext:value-type="error">
            <text:p>#DIV/0!</text:p>
          </table:table-cell>
          <table:table-cell table:style-name="ce2" table:formula="of:=STDEV([.AN4:.AN23])" office:value-type="string" office:string-value="" calcext:value-type="error">
            <text:p>#DIV/0!</text:p>
          </table:table-cell>
          <table:table-cell table:style-name="ce2" table:formula="of:=STDEV([.AO4:.AO23])" office:value-type="string" office:string-value="" calcext:value-type="error">
            <text:p>#DIV/0!</text:p>
          </table:table-cell>
          <table:table-cell table:style-name="ce2" table:formula="of:=STDEV([.AP4:.AP23])" office:value-type="string" office:string-value="" calcext:value-type="error">
            <text:p>#DIV/0!</text:p>
          </table:table-cell>
          <table:table-cell/>
          <table:table-cell table:style-name="ce2" table:formula="of:=STDEV([.AR4:.AR23])" office:value-type="float" office:value="169.982750993981" calcext:value-type="float">
            <text:p>169.982750994</text:p>
          </table:table-cell>
          <table:table-cell table:style-name="ce2" table:formula="of:=STDEV([.AS4:.AS23])" office:value-type="float" office:value="21.9388461212702" calcext:value-type="float">
            <text:p>21.9388461213</text:p>
          </table:table-cell>
          <table:table-cell table:style-name="ce2" table:formula="of:=STDEV([.AT4:.AT23])" office:value-type="string" office:string-value="" calcext:value-type="error">
            <text:p>#DIV/0!</text:p>
          </table:table-cell>
          <table:table-cell table:style-name="ce2" table:formula="of:=STDEV([.AU4:.AU23])" office:value-type="string" office:string-value="" calcext:value-type="error">
            <text:p>#DIV/0!</text:p>
          </table:table-cell>
          <table:table-cell table:style-name="ce2" table:formula="of:=STDEV([.AV4:.AV23])" office:value-type="string" office:string-value="" calcext:value-type="error">
            <text:p>#DIV/0!</text:p>
          </table:table-cell>
          <table:table-cell table:style-name="ce2" table:formula="of:=STDEV([.AW4:.AW23])" office:value-type="string" office:string-value="" calcext:value-type="error">
            <text:p>#DIV/0!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TD(%)</text:p>
          </table:table-cell>
          <table:table-cell table:style-name="ce2" table:formula="of:=([.B26]/[.B25])*100" office:value-type="float" office:value="3.8446563856615" calcext:value-type="float">
            <text:p>3.8446563857</text:p>
          </table:table-cell>
          <table:table-cell table:style-name="ce2" table:formula="of:=([.C26]/[.C25])*100" office:value-type="float" office:value="1.16720946346297" calcext:value-type="float">
            <text:p>1.1672094635</text:p>
          </table:table-cell>
          <table:table-cell table:style-name="ce2" table:formula="of:=([.D26]/[.D25])*100" office:value-type="string" office:string-value="" calcext:value-type="error">
            <text:p>#DIV/0!</text:p>
          </table:table-cell>
          <table:table-cell table:style-name="ce2" table:formula="of:=([.E26]/[.E25])*100" office:value-type="string" office:string-value="" calcext:value-type="error">
            <text:p>#DIV/0!</text:p>
          </table:table-cell>
          <table:table-cell table:style-name="ce2" table:formula="of:=([.F26]/[.F25])*100" office:value-type="string" office:string-value="" calcext:value-type="error">
            <text:p>#DIV/0!</text:p>
          </table:table-cell>
          <table:table-cell table:style-name="ce2" table:formula="of:=([.G26]/[.G25])*100" office:value-type="string" office:string-value="" calcext:value-type="error">
            <text:p>#DIV/0!</text:p>
          </table:table-cell>
          <table:table-cell/>
          <table:table-cell table:style-name="ce2" table:formula="of:=([.I26]/[.I25])*100" office:value-type="float" office:value="6.23246107311588" calcext:value-type="float">
            <text:p>6.2324610731</text:p>
          </table:table-cell>
          <table:table-cell table:style-name="ce2" table:formula="of:=([.J26]/[.J25])*100" office:value-type="float" office:value="0.926691909473101" calcext:value-type="float">
            <text:p>0.9266919095</text:p>
          </table:table-cell>
          <table:table-cell table:style-name="ce2" table:formula="of:=([.K26]/[.K25])*100" office:value-type="string" office:string-value="" calcext:value-type="error">
            <text:p>#DIV/0!</text:p>
          </table:table-cell>
          <table:table-cell table:style-name="ce2" table:formula="of:=([.L26]/[.L25])*100" office:value-type="string" office:string-value="" calcext:value-type="error">
            <text:p>#DIV/0!</text:p>
          </table:table-cell>
          <table:table-cell table:style-name="ce2" table:formula="of:=([.M26]/[.M25])*100" office:value-type="string" office:string-value="" calcext:value-type="error">
            <text:p>#DIV/0!</text:p>
          </table:table-cell>
          <table:table-cell table:style-name="ce2" table:formula="of:=([.N26]/[.N25])*100" office:value-type="string" office:string-value="" calcext:value-type="error">
            <text:p>#DIV/0!</text:p>
          </table:table-cell>
          <table:table-cell/>
          <table:table-cell table:style-name="ce2" table:formula="of:=([.P26]/[.P25])*100" office:value-type="float" office:value="3.25155719917121" calcext:value-type="float">
            <text:p>3.2515571992</text:p>
          </table:table-cell>
          <table:table-cell table:style-name="ce2" table:formula="of:=([.Q26]/[.Q25])*100" office:value-type="float" office:value="1.568302973815" calcext:value-type="float">
            <text:p>1.5683029738</text:p>
          </table:table-cell>
          <table:table-cell table:style-name="ce2" table:formula="of:=([.R26]/[.R25])*100" office:value-type="string" office:string-value="" calcext:value-type="error">
            <text:p>#DIV/0!</text:p>
          </table:table-cell>
          <table:table-cell table:style-name="ce2" table:formula="of:=([.S26]/[.S25])*100" office:value-type="string" office:string-value="" calcext:value-type="error">
            <text:p>#DIV/0!</text:p>
          </table:table-cell>
          <table:table-cell table:style-name="ce2" table:formula="of:=([.T26]/[.T25])*100" office:value-type="string" office:string-value="" calcext:value-type="error">
            <text:p>#DIV/0!</text:p>
          </table:table-cell>
          <table:table-cell table:style-name="ce2" table:formula="of:=([.U26]/[.U25])*100" office:value-type="string" office:string-value="" calcext:value-type="error">
            <text:p>#DIV/0!</text:p>
          </table:table-cell>
          <table:table-cell/>
          <table:table-cell table:style-name="ce2" table:formula="of:=([.W26]/[.W25])*100" office:value-type="float" office:value="0.887011437286223" calcext:value-type="float">
            <text:p>0.8870114373</text:p>
          </table:table-cell>
          <table:table-cell table:style-name="ce2" table:formula="of:=([.X26]/[.X25])*100" office:value-type="float" office:value="12.0026032011706" calcext:value-type="float">
            <text:p>12.0026032012</text:p>
          </table:table-cell>
          <table:table-cell table:style-name="ce2" table:formula="of:=([.Y26]/[.Y25])*100" office:value-type="string" office:string-value="" calcext:value-type="error">
            <text:p>#DIV/0!</text:p>
          </table:table-cell>
          <table:table-cell table:style-name="ce2" table:formula="of:=([.Z26]/[.Z25])*100" office:value-type="string" office:string-value="" calcext:value-type="error">
            <text:p>#DIV/0!</text:p>
          </table:table-cell>
          <table:table-cell table:style-name="ce2" table:formula="of:=([.AA26]/[.AA25])*100" office:value-type="string" office:string-value="" calcext:value-type="error">
            <text:p>#DIV/0!</text:p>
          </table:table-cell>
          <table:table-cell table:style-name="ce2" table:formula="of:=([.AB26]/[.AB25])*100" office:value-type="string" office:string-value="" calcext:value-type="error">
            <text:p>#DIV/0!</text:p>
          </table:table-cell>
          <table:table-cell/>
          <table:table-cell table:style-name="ce2" table:formula="of:=([.AD26]/[.AD25])*100" office:value-type="float" office:value="0.345400619163523" calcext:value-type="float">
            <text:p>0.3454006192</text:p>
          </table:table-cell>
          <table:table-cell table:style-name="ce2" table:formula="of:=([.AE26]/[.AE25])*100" office:value-type="float" office:value="1.89686077590716" calcext:value-type="float">
            <text:p>1.8968607759</text:p>
          </table:table-cell>
          <table:table-cell table:style-name="ce2" table:formula="of:=([.AF26]/[.AF25])*100" office:value-type="string" office:string-value="" calcext:value-type="error">
            <text:p>#DIV/0!</text:p>
          </table:table-cell>
          <table:table-cell table:style-name="ce2" table:formula="of:=([.AG26]/[.AG25])*100" office:value-type="string" office:string-value="" calcext:value-type="error">
            <text:p>#DIV/0!</text:p>
          </table:table-cell>
          <table:table-cell table:style-name="ce2" table:formula="of:=([.AH26]/[.AH25])*100" office:value-type="string" office:string-value="" calcext:value-type="error">
            <text:p>#DIV/0!</text:p>
          </table:table-cell>
          <table:table-cell table:style-name="ce2" table:formula="of:=([.AI26]/[.AI25])*100" office:value-type="string" office:string-value="" calcext:value-type="error">
            <text:p>#DIV/0!</text:p>
          </table:table-cell>
          <table:table-cell/>
          <table:table-cell table:style-name="ce2" table:formula="of:=([.AK26]/[.AK25])*100" office:value-type="float" office:value="0.271702821891026" calcext:value-type="float">
            <text:p>0.2717028219</text:p>
          </table:table-cell>
          <table:table-cell table:style-name="ce2" table:formula="of:=([.AL26]/[.AL25])*100" office:value-type="float" office:value="0.0745335856642909" calcext:value-type="float">
            <text:p>0.0745335857</text:p>
          </table:table-cell>
          <table:table-cell table:style-name="ce2" table:formula="of:=([.AM26]/[.AM25])*100" office:value-type="string" office:string-value="" calcext:value-type="error">
            <text:p>#DIV/0!</text:p>
          </table:table-cell>
          <table:table-cell table:style-name="ce2" table:formula="of:=([.AN26]/[.AN25])*100" office:value-type="string" office:string-value="" calcext:value-type="error">
            <text:p>#DIV/0!</text:p>
          </table:table-cell>
          <table:table-cell table:style-name="ce2" table:formula="of:=([.AO26]/[.AO25])*100" office:value-type="string" office:string-value="" calcext:value-type="error">
            <text:p>#DIV/0!</text:p>
          </table:table-cell>
          <table:table-cell table:style-name="ce2" table:formula="of:=([.AP26]/[.AP25])*100" office:value-type="string" office:string-value="" calcext:value-type="error">
            <text:p>#DIV/0!</text:p>
          </table:table-cell>
          <table:table-cell/>
          <table:table-cell table:style-name="ce2" table:formula="of:=([.AR26]/[.AR25])*100" office:value-type="float" office:value="3.28707579154754" calcext:value-type="float">
            <text:p>3.2870757915</text:p>
          </table:table-cell>
          <table:table-cell table:style-name="ce2" table:formula="of:=([.AS26]/[.AS25])*100" office:value-type="float" office:value="0.526988667426838" calcext:value-type="float">
            <text:p>0.5269886674</text:p>
          </table:table-cell>
          <table:table-cell table:style-name="ce2" table:formula="of:=([.AT26]/[.AT25])*100" office:value-type="string" office:string-value="" calcext:value-type="error">
            <text:p>#DIV/0!</text:p>
          </table:table-cell>
          <table:table-cell table:style-name="ce2" table:formula="of:=([.AU26]/[.AU25])*100" office:value-type="string" office:string-value="" calcext:value-type="error">
            <text:p>#DIV/0!</text:p>
          </table:table-cell>
          <table:table-cell table:style-name="ce2" table:formula="of:=([.AV26]/[.AV25])*100" office:value-type="string" office:string-value="" calcext:value-type="error">
            <text:p>#DIV/0!</text:p>
          </table:table-cell>
          <table:table-cell table:style-name="ce2" table:formula="of:=([.AW26]/[.AW25])*100" office:value-type="string" office:string-value="" calcext:value-type="error">
            <text:p>#DIV/0!</text:p>
          </table:table-cell>
          <table:table-cell table:number-columns-repeated="975"/>
        </table:table-row>
        <table:table-row table:style-name="ro1">
          <table:table-cell table:style-name="ce3" office:value-type="string" calcext:value-type="string">
            <text:p>Throughput (Kbps)</text:p>
          </table:table-cell>
          <table:table-cell table:style-name="ce3" table:formula="of:=((384*2)/([.B25]*10^(-3)))/1000" office:value-type="float" office:value="367.832413636553" calcext:value-type="float">
            <text:p>367.8324136366</text:p>
          </table:table-cell>
          <table:table-cell table:style-name="ce3" table:formula="of:=((384*2)/([.C25]*10^(-3)))/1000" office:value-type="float" office:value="375.711016588155" calcext:value-type="float">
            <text:p>375.7110165882</text:p>
          </table:table-cell>
          <table:table-cell table:style-name="ce3" table:formula="of:=((384*2)/([.D25]*10^(-3)))/1000" office:value-type="string" office:string-value="" calcext:value-type="error">
            <text:p>#DIV/0!</text:p>
          </table:table-cell>
          <table:table-cell table:style-name="ce3" table:formula="of:=((384*2)/([.E25]*10^(-3)))/1000" office:value-type="string" office:string-value="" calcext:value-type="error">
            <text:p>#DIV/0!</text:p>
          </table:table-cell>
          <table:table-cell table:style-name="ce3" table:formula="of:=((384*2)/([.F25]*10^(-3)))/1000" office:value-type="string" office:string-value="" calcext:value-type="error">
            <text:p>#DIV/0!</text:p>
          </table:table-cell>
          <table:table-cell table:style-name="ce3" table:formula="of:=((384*2)/([.G25]*10^(-3)))/1000" office:value-type="string" office:string-value="" calcext:value-type="error">
            <text:p>#DIV/0!</text:p>
          </table:table-cell>
          <table:table-cell/>
          <table:table-cell table:style-name="ce3" table:formula="of:=((3*384)/([.I25]*10^(-3)))/1000" office:value-type="float" office:value="252.526157583359" calcext:value-type="float">
            <text:p>252.5261575834</text:p>
          </table:table-cell>
          <table:table-cell table:style-name="ce3" table:formula="of:=((3*384)/([.J25]*10^(-3)))/1000" office:value-type="float" office:value="263.95652058701" calcext:value-type="float">
            <text:p>263.956520587</text:p>
          </table:table-cell>
          <table:table-cell table:style-name="ce3" table:formula="of:=((3*384)/([.K25]*10^(-3)))/1000" office:value-type="string" office:string-value="" calcext:value-type="error">
            <text:p>#DIV/0!</text:p>
          </table:table-cell>
          <table:table-cell table:style-name="ce3" table:formula="of:=((3*384)/([.L25]*10^(-3)))/1000" office:value-type="string" office:string-value="" calcext:value-type="error">
            <text:p>#DIV/0!</text:p>
          </table:table-cell>
          <table:table-cell table:style-name="ce3" table:formula="of:=((3*384)/([.M25]*10^(-3)))/1000" office:value-type="string" office:string-value="" calcext:value-type="error">
            <text:p>#DIV/0!</text:p>
          </table:table-cell>
          <table:table-cell table:style-name="ce3" table:formula="of:=((3*384)/([.N25]*10^(-3)))/1000" office:value-type="string" office:string-value="" calcext:value-type="error">
            <text:p>#DIV/0!</text:p>
          </table:table-cell>
          <table:table-cell/>
          <table:table-cell table:style-name="ce3" table:formula="of:=((4*384)/([.P25]*10^(-3)))/1000" office:value-type="float" office:value="80.1153807526501" calcext:value-type="float">
            <text:p>80.1153807527</text:p>
          </table:table-cell>
          <table:table-cell table:style-name="ce3" table:formula="of:=((4*384)/([.Q25]*10^(-3)))/1000" office:value-type="float" office:value="122.091459125361" calcext:value-type="float">
            <text:p>122.0914591254</text:p>
          </table:table-cell>
          <table:table-cell table:style-name="ce3" table:formula="of:=((4*384)/([.R25]*10^(-3)))/1000" office:value-type="string" office:string-value="" calcext:value-type="error">
            <text:p>#DIV/0!</text:p>
          </table:table-cell>
          <table:table-cell table:style-name="ce3" table:formula="of:=((4*384)/([.S25]*10^(-3)))/1000" office:value-type="string" office:string-value="" calcext:value-type="error">
            <text:p>#DIV/0!</text:p>
          </table:table-cell>
          <table:table-cell table:style-name="ce3" table:formula="of:=((4*384)/([.T25]*10^(-3)))/1000" office:value-type="string" office:string-value="" calcext:value-type="error">
            <text:p>#DIV/0!</text:p>
          </table:table-cell>
          <table:table-cell table:style-name="ce3" table:formula="of:=((4*384)/([.U25]*10^(-3)))/1000" office:value-type="string" office:string-value="" calcext:value-type="error">
            <text:p>#DIV/0!</text:p>
          </table:table-cell>
          <table:table-cell/>
          <table:table-cell table:style-name="ce3" table:formula="of:=((5*384)/([.W25]*10^(-3)))/1000" office:value-type="float" office:value="22.9010343798463" calcext:value-type="float">
            <text:p>22.9010343798</text:p>
          </table:table-cell>
          <table:table-cell table:style-name="ce3" table:formula="of:=((5*384)/([.X25]*10^(-3)))/1000" office:value-type="float" office:value="33.5133800987476" calcext:value-type="float">
            <text:p>33.5133800987</text:p>
          </table:table-cell>
          <table:table-cell table:style-name="ce3" table:formula="of:=((5*384)/([.Y25]*10^(-3)))/1000" office:value-type="string" office:string-value="" calcext:value-type="error">
            <text:p>#DIV/0!</text:p>
          </table:table-cell>
          <table:table-cell table:style-name="ce3" table:formula="of:=((5*384)/([.Z25]*10^(-3)))/1000" office:value-type="string" office:string-value="" calcext:value-type="error">
            <text:p>#DIV/0!</text:p>
          </table:table-cell>
          <table:table-cell table:style-name="ce3" table:formula="of:=((5*384)/([.AA25]*10^(-3)))/1000" office:value-type="string" office:string-value="" calcext:value-type="error">
            <text:p>#DIV/0!</text:p>
          </table:table-cell>
          <table:table-cell table:style-name="ce3" table:formula="of:=((5*384)/([.AB25]*10^(-3)))/1000" office:value-type="string" office:string-value="" calcext:value-type="error">
            <text:p>#DIV/0!</text:p>
          </table:table-cell>
          <table:table-cell/>
          <table:table-cell table:style-name="ce3" table:formula="of:=((6*384)/([.AD25]*10^(-3)))/1000" office:value-type="float" office:value="7.59210732997193" calcext:value-type="float">
            <text:p>7.59210733</text:p>
          </table:table-cell>
          <table:table-cell table:style-name="ce3" table:formula="of:=((6*384)/([.AE25]*10^(-3)))/1000" office:value-type="float" office:value="13.9240471541181" calcext:value-type="float">
            <text:p>13.9240471541</text:p>
          </table:table-cell>
          <table:table-cell table:style-name="ce3" table:formula="of:=((6*384)/([.AF25]*10^(-3)))/1000" office:value-type="string" office:string-value="" calcext:value-type="error">
            <text:p>#DIV/0!</text:p>
          </table:table-cell>
          <table:table-cell table:style-name="ce3" table:formula="of:=((6*384)/([.AG25]*10^(-3)))/1000" office:value-type="string" office:string-value="" calcext:value-type="error">
            <text:p>#DIV/0!</text:p>
          </table:table-cell>
          <table:table-cell table:style-name="ce3" table:formula="of:=((6*384)/([.AH25]*10^(-3)))/1000" office:value-type="string" office:string-value="" calcext:value-type="error">
            <text:p>#DIV/0!</text:p>
          </table:table-cell>
          <table:table-cell table:style-name="ce3" table:formula="of:=((6*384)/([.AI25]*10^(-3)))/1000" office:value-type="string" office:string-value="" calcext:value-type="error">
            <text:p>#DIV/0!</text:p>
          </table:table-cell>
          <table:table-cell/>
          <table:table-cell table:style-name="ce3" table:formula="of:=((7*384)/([.AK25]*10^(-3)))/1000" office:value-type="float" office:value="2.30121163304156" calcext:value-type="float">
            <text:p>2.301211633</text:p>
          </table:table-cell>
          <table:table-cell table:style-name="ce3" table:formula="of:=((7*384)/([.AL25]*10^(-3)))/1000" office:value-type="float" office:value="2.97580234476917" calcext:value-type="float">
            <text:p>2.9758023448</text:p>
          </table:table-cell>
          <table:table-cell table:style-name="ce3" table:formula="of:=((7*384)/([.AM25]*10^(-3)))/1000" office:value-type="string" office:string-value="" calcext:value-type="error">
            <text:p>#DIV/0!</text:p>
          </table:table-cell>
          <table:table-cell table:style-name="ce3" table:formula="of:=((7*384)/([.AN25]*10^(-3)))/1000" office:value-type="string" office:string-value="" calcext:value-type="error">
            <text:p>#DIV/0!</text:p>
          </table:table-cell>
          <table:table-cell table:style-name="ce3" table:formula="of:=((7*384)/([.AO25]*10^(-3)))/1000" office:value-type="string" office:string-value="" calcext:value-type="error">
            <text:p>#DIV/0!</text:p>
          </table:table-cell>
          <table:table-cell table:style-name="ce3" table:formula="of:=((7*384)/([.AP25]*10^(-3)))/1000" office:value-type="string" office:string-value="" calcext:value-type="error">
            <text:p>#DIV/0!</text:p>
          </table:table-cell>
          <table:table-cell/>
          <table:table-cell table:style-name="ce3" table:formula="of:=((8*384)/([.AR25]*10^(-3)))/1000" office:value-type="float" office:value="0.594054206828998" calcext:value-type="float">
            <text:p>0.5940542068</text:p>
          </table:table-cell>
          <table:table-cell table:style-name="ce3" table:formula="of:=((8*384)/([.AS25]*10^(-3)))/1000" office:value-type="float" office:value="0.737919021532168" calcext:value-type="float">
            <text:p>0.7379190215</text:p>
          </table:table-cell>
          <table:table-cell table:style-name="ce3" table:formula="of:=((8*384)/([.AT25]*10^(-3)))/1000" office:value-type="string" office:string-value="" calcext:value-type="error">
            <text:p>#DIV/0!</text:p>
          </table:table-cell>
          <table:table-cell table:style-name="ce3" table:formula="of:=((8*384)/([.AU25]*10^(-3)))/1000" office:value-type="string" office:string-value="" calcext:value-type="error">
            <text:p>#DIV/0!</text:p>
          </table:table-cell>
          <table:table-cell table:style-name="ce3" table:formula="of:=((8*384)/([.AV25]*10^(-3)))/1000" office:value-type="string" office:string-value="" calcext:value-type="error">
            <text:p>#DIV/0!</text:p>
          </table:table-cell>
          <table:table-cell table:style-name="ce3" table:formula="of:=((8*384)/([.AW25]*10^(-3)))/1000" office:value-type="string" office:string-value="" calcext:value-type="error">
            <text:p>#DIV/0!</text:p>
          </table:table-cell>
          <table:table-cell table:number-columns-repeated="975"/>
        </table:table-row>
        <table:table-row table:style-name="ro1">
          <table:table-cell/>
          <table:table-cell table:formula="of:=AVERAGE([.B30:.B36])" office:value-type="float" office:value="4907.5" calcext:value-type="float">
            <text:p>4907.5</text:p>
          </table:table-cell>
          <table:table-cell table:number-columns-repeated="6"/>
          <table:table-cell office:value-type="float" office:value="5117" calcext:value-type="float">
            <text:p>5117</text:p>
          </table:table-cell>
          <table:table-cell table:number-columns-repeated="6"/>
          <table:table-cell table:formula="of:=AVERAGE([.P30:.P42])" office:value-type="float" office:value="5773.25" calcext:value-type="float">
            <text:p>5773.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621" calcext:value-type="float">
            <text:p>4621</text:p>
          </table:table-cell>
          <table:table-cell table:number-columns-repeated="13"/>
          <table:table-cell office:value-type="float" office:value="4964" calcext:value-type="float">
            <text:p>496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table:number-columns-repeated="13"/>
          <table:table-cell office:value-type="float" office:value="6678" calcext:value-type="float">
            <text:p>6678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6372" calcext:value-type="float">
            <text:p>6372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5079" calcext:value-type="float">
            <text:p>5079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11:21:43.627463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3-03T19:44:40.933143503</dc:date>
    <meta:editing-duration>P2DT1H23M55S</meta:editing-duration>
    <meta:editing-cycles>14</meta:editing-cycles>
    <meta:generator>LibreOffice/5.1.6.2$Linux_AARCH64 LibreOffice_project/10m0$Build-2</meta:generator>
    <meta:document-statistic meta:table-count="1" meta:cell-count="531" meta:object-count="0"/>
  </office:meta>
</office:document-meta>
</file>